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master-page-name="">
      <style:paragraph-properties fo:margin-left="0.5in" fo:margin-right="0in" fo:margin-top="0in" fo:margin-bottom="0.0835in" fo:text-indent="0in" style:auto-text-indent="false" style:page-number="auto"/>
    </style:style>
    <style:style style:name="P8" style:family="paragraph" style:parent-style-name="Text_20_body">
      <style:paragraph-properties fo:margin-left="0.5in" fo:margin-right="0in" fo:margin-top="0in" fo:margin-bottom="0.0835in" fo:text-indent="0in" style:auto-text-indent="false">
        <style:tab-stops>
          <style:tab-stop style:position="1in"/>
        </style:tab-stops>
      </style:paragraph-properties>
    </style:style>
    <style:style style:name="P9" style:family="paragraph" style:parent-style-name="Text_20_body">
      <style:paragraph-properties fo:text-align="center" style:justify-single-word="false"/>
    </style:style>
    <style:style style:name="P10" style:family="paragraph" style:parent-style-name="Standard" style:list-style-name="L1"/>
    <style:style style:name="P11" style:family="paragraph" style:parent-style-name="Heading">
      <style:paragraph-properties fo:text-align="center" style:justify-single-word="false"/>
    </style:style>
    <style:style style:name="P12" style:family="paragraph" style:parent-style-name="Contents_20_1">
      <style:paragraph-properties>
        <style:tab-stops>
          <style:tab-stop style:position="7.2681in" style:type="right" style:leader-style="dotted" style:leader-text="."/>
        </style:tab-stops>
      </style:paragraph-properties>
    </style:style>
    <style:style style:name="P13" style:family="paragraph" style:parent-style-name="Contents_20_2">
      <style:paragraph-properties>
        <style:tab-stops>
          <style:tab-stop style:position="7.0717in" style:type="right" style:leader-style="dotted" style:leader-text="."/>
        </style:tab-stops>
      </style:paragraph-properties>
    </style:style>
    <style:style style:name="P14" style:family="paragraph" style:parent-style-name="Contents_20_3">
      <style:paragraph-properties>
        <style:tab-stops>
          <style:tab-stop style:position="6.8752in" style:type="right" style:leader-style="dotted" style:leader-text="."/>
        </style:tab-stops>
      </style:paragraph-properties>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T1" style:family="text">
      <style:text-properties fo:font-style="italic" style:font-style-asian="italic" style:font-style-complex="italic"/>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Dbf 7.0 Manual</text:p>
      <text:p text:style-name="P9">Micha Nelissen – 11<text:span text:style-name="T2">th</text:span> September 2004</text:p>
      <text:p text:style-name="P9">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2"><text:s/>1 Introduction<text:tab/>2</text:p>
          <text:p text:style-name="P12"><text:s/>2 Class structure<text:tab/>3</text:p>
          <text:p text:style-name="P13"><text:s/>2.1 TDbf<text:tab/>3</text:p>
          <text:p text:style-name="P13"><text:s/>2.2 TDbfFile<text:tab/>3</text:p>
          <text:p text:style-name="P13"><text:s/>2.3 TDbfFieldDef<text:tab/>3</text:p>
          <text:p text:style-name="P12"><text:s/>3 File types<text:tab/>3</text:p>
          <text:p text:style-name="P12"><text:s/>4 Expressions<text:tab/>4</text:p>
          <text:p text:style-name="P12"><text:s/>5 FAQ<text:tab/>5</text:p>
          <text:p text:style-name="P13"><text:s/>5.1 Does TDbf support images?<text:tab/>5</text:p>
          <text:p text:style-name="P13"><text:s/>5.2 Why do deleted records not show up when using ixPrimary indexes?<text:tab/>5</text:p>
          <text:p text:style-name="P13"><text:s/>5.3 How can I make an index on a TDateTime field?<text:tab/>5</text:p>
          <text:p text:style-name="P13"><text:s/>5.4 How can I sort the display of the records differently?<text:tab/>5</text:p>
          <text:p text:style-name="P13"><text:s/>5.5 Why does RecordCount return too many records?<text:tab/>5</text:p>
          <text:p text:style-name="P13"><text:s/>5.6 How to know if a record is currently being edited by another user?<text:tab/>5</text:p>
          <text:p text:style-name="P13"><text:s/>5.7 How to handle different character sets and locale sorting?<text:tab/>6</text:p>
          <text:p text:style-name="P13"><text:s/>5.8 How to undelete records?<text:tab/>6</text:p>
          <text:p text:style-name="P13"><text:s/>5.9 How can I restructure a table?<text:tab/>6</text:p>
          <text:p text:style-name="P12"><text:s/>6 Methods<text:tab/>6</text:p>
          <text:p text:style-name="P13"><text:s/>6.1 GetFieldData<text:tab/>6</text:p>
          <text:p text:style-name="P13"><text:s/>6.2 Resync<text:tab/>6</text:p>
          <text:p text:style-name="P13"><text:s/>6.3 CreateBlobStream<text:tab/>6</text:p>
          <text:p text:style-name="P13"><text:s/>6.4 Translate<text:tab/>7</text:p>
          <text:p text:style-name="P13"><text:s/>6.5 ClearCalcFields<text:tab/>7</text:p>
          <text:p text:style-name="P13"><text:s/>6.6 CompareBookmarks<text:tab/>7</text:p>
          <text:p text:style-name="P13"><text:s/>6.7 CheckDbfFieldDefs<text:tab/>7</text:p>
          <text:p text:style-name="P13"><text:s/>6.8 AddIndex<text:tab/>7</text:p>
          <text:p text:style-name="P13"><text:s/>6.9 RegenerateIndexes<text:tab/>8</text:p>
          <text:p text:style-name="P13"><text:s/>6.10 CancelRange<text:tab/>8</text:p>
          <text:p text:style-name="P13"><text:s/>6.11 SearchKey<text:tab/>8</text:p>
          <text:p text:style-name="P13"><text:s/>6.12 SetRange<text:tab/>9</text:p>
          <text:p text:style-name="P13"><text:s/>6.13 PrepareKey<text:tab/>9</text:p>
          <text:p text:style-name="P13"><text:s/>6.14 ExtractKey<text:tab/>9</text:p>
          <text:p text:style-name="P13"><text:s/>6.15 UpdateIndexDefs<text:tab/>9</text:p>
          <text:p text:style-name="P13"><text:s/>6.16 GetFileNames<text:tab/>9</text:p>
          <text:p text:style-name="P13"><text:s/>6.17 GetIndexNames<text:tab/>9</text:p>
          <text:p text:style-name="P13"><text:s/>6.18 GetAllIndexFiles<text:tab/>10</text:p>
          <text:p text:style-name="P13"><text:s/>6.19 TryExclusive<text:tab/>10</text:p>
          <text:p text:style-name="P13"><text:s/>6.20 EndExclusive<text:tab/>10</text:p>
          <text:p text:style-name="P13"><text:s/>6.21 LockTable<text:tab/>10</text:p>
          <text:p text:style-name="P13"><text:s/>6.22 UnlockTable<text:tab/>10</text:p>
          <text:p text:style-name="P13"><text:s/>6.23 OpenIndexFile<text:tab/>10</text:p>
          <text:p text:style-name="P13"><text:s/>6.24 DeleteIndex<text:tab/>10</text:p>
          <text:p text:style-name="P13"><text:s/>6.25 CloseIndexFile<text:tab/>10</text:p>
          <text:p text:style-name="P13"><text:s/>6.26 RepageIndexFile<text:tab/>11</text:p>
          <text:p text:style-name="P13"><text:s/>6.27 CompactIndexFile<text:tab/>11</text:p>
          <text:p text:style-name="P13"><text:s/>6.28 Locate<text:tab/>11</text:p>
          <text:p text:style-name="P13"><text:s/>6.29 LocateRecord<text:tab/>11</text:p>
          <text:p text:style-name="P13"><text:soft-page-break/><text:s/>6.30 IsDeleted<text:tab/>11</text:p>
          <text:p text:style-name="P13"><text:s/>6.31 Undelete<text:tab/>12</text:p>
          <text:p text:style-name="P13"><text:s/>6.32 CreateTable<text:tab/>12</text:p>
          <text:p text:style-name="P13"><text:s/>6.33 CreateTableEx<text:tab/>12</text:p>
          <text:p text:style-name="P13"><text:s/>6.34 CopyFrom<text:tab/>12</text:p>
          <text:p text:style-name="P13"><text:s/>6.35 RestructureTable<text:tab/>12</text:p>
          <text:p text:style-name="P14">Example<text:tab/>13</text:p>
          <text:p text:style-name="P13"><text:s/>6.36 PackTable<text:tab/>13</text:p>
          <text:p text:style-name="P13"><text:s/>6.37 EmptyTable<text:tab/>13</text:p>
          <text:p text:style-name="P13"><text:s/>6.38 Zap<text:tab/>13</text:p>
          <text:p text:style-name="P13"><text:s/>6.39 InitFieldDefsFromFields<text:tab/>13</text:p>
          <text:p text:style-name="P12"><text:s/>7 Properties<text:tab/>14</text:p>
          <text:p text:style-name="P13"><text:s/>7.1 AbsolutePath<text:tab/>14</text:p>
          <text:p text:style-name="P13"><text:s/>7.2 DbfFieldDefs<text:tab/>14</text:p>
          <text:p text:style-name="P13"><text:s/>7.3 PhysicalRecNo<text:tab/>14</text:p>
          <text:p text:style-name="P13"><text:s/>7.4 LanguageID<text:tab/>14</text:p>
          <text:p text:style-name="P13"><text:s/>7.5 LanguageStr<text:tab/>14</text:p>
          <text:p text:style-name="P13"><text:s/>7.6 CodePage<text:tab/>14</text:p>
          <text:p text:style-name="P13"><text:s/>7.7 ExactRecordCount<text:tab/>14</text:p>
          <text:p text:style-name="P13"><text:s/>7.8 DbfFile<text:tab/>15</text:p>
          <text:p text:style-name="P13"><text:s/>7.9 UserStream<text:tab/>15</text:p>
          <text:p text:style-name="P13"><text:s/>7.10 DisableResyncOnPost<text:tab/>15</text:p>
          <text:p text:style-name="P13"><text:s/>7.11 DateTimeHandling<text:tab/>15</text:p>
          <text:p text:style-name="P13"><text:s/>7.12 Exclusive<text:tab/>15</text:p>
          <text:p text:style-name="P13"><text:s/>7.13 FilePath<text:tab/>15</text:p>
          <text:p text:style-name="P13"><text:s/>7.14 FilePathFull<text:tab/>16</text:p>
          <text:p text:style-name="P13"><text:s/>7.15 Filter<text:tab/>16</text:p>
          <text:p text:style-name="P13"><text:s/>7.16 Indexes<text:tab/>16</text:p>
          <text:p text:style-name="P13"><text:s/>7.17 IndexDefs<text:tab/>16</text:p>
          <text:p text:style-name="P13"><text:s/>7.18 IndexFieldNames<text:tab/>16</text:p>
          <text:p text:style-name="P13"><text:s/>7.19 IndexName<text:tab/>16</text:p>
          <text:p text:style-name="P13"><text:s/>7.20 MasterFields<text:tab/>17</text:p>
          <text:p text:style-name="P13"><text:s/>7.21 MasterSource<text:tab/>17</text:p>
          <text:p text:style-name="P13"><text:s/>7.22 OpenMode<text:tab/>17</text:p>
          <text:p text:style-name="P13"><text:s/>7.23 ReadOnly<text:tab/>17</text:p>
          <text:p text:style-name="P13"><text:s/>7.24 ShowDeleted<text:tab/>17</text:p>
          <text:p text:style-name="P13"><text:s/>7.25 Storage<text:tab/>18</text:p>
          <text:p text:style-name="P13"><text:s/>7.26 StoreDefs<text:tab/>18</text:p>
          <text:p text:style-name="P13"><text:s/>7.27 TableName<text:tab/>18</text:p>
          <text:p text:style-name="P13"><text:s/>7.28 TableLevel<text:tab/>18</text:p>
          <text:p text:style-name="P13"><text:s/>7.29 Version<text:tab/>18</text:p>
          <text:p text:style-name="P13"><text:s/>7.30 BeforeAutoCreate<text:tab/>19</text:p>
          <text:p text:style-name="P13"><text:s/>7.31 OnCompareRecord<text:tab/>19</text:p>
          <text:p text:style-name="P13"><text:s/>7.32 OnFilterRecord<text:tab/>19</text:p>
          <text:p text:style-name="P13"><text:s/>7.33 OnLanguageWarning<text:tab/>19</text:p>
          <text:p text:style-name="P13"><text:s/>7.34 OnLocaleError<text:tab/>19</text:p>
          <text:p text:style-name="P13"><text:s/>7.35 OnIndexMissing<text:tab/>19</text:p>
          <text:p text:style-name="P13"><text:s/>7.36 OnCopyDateTimeAsString<text:tab/>19</text:p>
          <text:p text:style-name="P13"><text:s/>7.37 OnTranslate<text:tab/>20</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5275674787615425236" text:style-name="L1">
        <text:list-item>
          <text:p text:style-name="P10"><text:soft-page-break/>Works without the Borland Database Engine.</text:p>
        </text:list-item>
        <text:list-item>
          <text:p text:style-name="P10">Allows the use of all dBASE </text:p>
        </text:list-item>
        <text:list-item>
          <text:p text:style-name="P10">native types (including character, numeric, logical, date, and memo). See property TableLevel in section<text:bookmark-ref text:reference-format="number" text:ref-name="__RefNumPara__5090_1787780352"> 7.28 </text:bookmark-ref>.</text:p>
        </text:list-item>
        <text:list-item>
          <text:p text:style-name="P10">Memo files are supported, both text and binary so you can use fields with no size limit.</text:p>
        </text:list-item>
        <text:list-item>
          <text:p text:style-name="P10">File format 100% compatible with dBASE III+ or dBASE IV or dBASE for Windows.</text:p>
        </text:list-item>
        <text:list-item>
          <text:p text:style-name="P10">Support for Clipper and Visual FoxPro tables.</text:p>
        </text:list-item>
        <text:list-item>
          <text:p text:style-name="P10">Restructuring existing tables to drop, add or modify a current table structure while retaining table data.</text:p>
        </text:list-item>
        <text:list-item>
          <text:p text:style-name="P10">Multi-user access through BDE compatible locking. Only 1 user can lock a particular record for writing, but multiple users can read the record.</text:p>
        </text:list-item>
        <text:list-item>
          <text:p text:style-name="P10">Index support available for fast sorting, searching and ranging of big tables. Indexes supported include NDX and MDX index files.</text:p>
        </text:list-item>
        <text:list-item>
          <text:p text:style-name="P10">Expression parser for both indexes and filters.</text:p>
        </text:list-item>
        <text:list-item>
          <text:p text:style-name="P10">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oft-page-break/><text:span text:style-name="Source_20_Text">Dbf1.CloseIndexFile(’index1.ndx’);</text:span>. If you close the dbf file without closing the 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AddIndex</text:span>, section<text:bookmark-ref text:reference-format="number-no-superior" text:ref-name="__RefHeading__415_1116964618"> 6.8 </text:bookmark-ref>, you need to supply an index expression. When you want to apply a filter, you need to supply a filter expression in the <text:span text:style-name="Source_20_Text">Filter</text:span>, section<text:bookmark-ref text:reference-format="number-no-superior" text:ref-name="__RefHeading__419_1116964618"> 7.15 </text:bookmark-ref>,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Text_20_body">Supported functions:</text:p>
      <text:p text:style-name="Text_20_body"><text:span text:style-name="Source_20_Text">STR(num[,size,precision])</text:span></text:p>
      <text:p text:style-name="P7">Converts a number <text:span text:style-name="T1">num</text:span> to a string with optional size and precision</text:p>
      <text:p text:style-name="P8"><text:span text:style-name="T1">num</text:span><text:tab/>number to convert to string</text:p>
      <text:p text:style-name="P8"><text:span text:style-name="T1">size</text:span><text:tab/>the total number of characters to output</text:p>
      <text:p text:style-name="P8"><text:span text:style-name="T1">precision</text:span><text:tab/>the number of digits to the right of the decimal point</text:p>
      <text:p text:style-name="Text_20_body"><text:span text:style-name="Source_20_Text">DTOS(date)</text:span></text:p>
      <text:p text:style-name="Text_20_body">Converts <text:span text:style-name="T1">date</text:span> to a string with representation <text:span text:style-name="T1">YYYYMMDD</text:span></text:p>
      <text:p text:style-name="Text_20_body"><text:span text:style-name="Source_20_Text">SUBSTR(str,index,count)</text:span></text:p>
      <text:p text:style-name="Text_20_body">Extracts a substring from string <text:span text:style-name="T1">str</text:span> from position index and length count</text:p>
      <text:p text:style-name="Text_20_body"><text:soft-page-break/><text:span text:style-name="Source_20_Text">UPPER(str)</text:span></text:p>
      <text:p text:style-name="Text_20_body">Returns the uppercase equivalent of string <text:span text:style-name="T1">str</text:span></text:p>
      <text:p text:style-name="Text_20_body"><text:span text:style-name="Source_20_Text">LOWER(str)</text:span></text:p>
      <text:p text:style-name="Text_20_body">Returns the lowercase equivalent of string <text:span text:style-name="T1">str</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text:soft-page-break/>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35 </text:bookmark-ref>.</text:p>
      <text:h text:style-name="Heading_20_1" text:outline-level="1">Methods</text:h>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CreateBlobStream</text:h>
      <text:p text:style-name="Text_20_body"><text:span text:style-name="Source_20_Text">function CreateBlobStream(Field: TField; Mode: TBlobStreamMode): </text:span><text:soft-page-break/><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text:bookmark-start text:name="__RefHeading__415_1116964618"/>AddIndex<text:bookmark-end text:name="__RefHeading__415_1116964618"/></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text:soft-page-break/>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528166167061681827" text:style-name="L2">
        <text:list-item>
          <text:p text:style-name="P15">ixPrimary specifies a distinct unique index. An exception will be thrown when you try to insert 2 equal keys.</text:p>
        </text:list-item>
        <text:list-item>
          <text:p text:style-name="P15">ixUnique specifies an unique index. Duplicate key entries will be ignored.</text:p>
        </text:list-item>
        <text:list-item>
          <text:p text:style-name="P15">ixDescending specifies reverse sorting order.</text:p>
        </text:list-item>
        <text:list-item>
          <text:p text:style-name="P15">ixCaseInsensitive is not used.</text:p>
        </text:list-item>
        <text:list-item>
          <text:p text:style-name="P15">ixExpression need not be given; it is autodetected when the Fields parameter is parsed.</text:p>
        </text:list-item>
      </text:list>
      <text:h text:style-name="Heading_20_2" text:outline-level="2">RegenerateIndexes</text:h>
      <text:p text:style-name="Text_20_body"><text:span text:style-name="Source_20_Text">procedure RegenerateIndexes;</text:span></text:p>
      <text:p text:style-name="Text_20_body">Clears all attached indexes, then recreates them from scratch.</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SearchKey</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6855997208473674004" text:style-name="L3">
        <text:list-item>
          <text:p text:style-name="P16">String index: a pointer to the first character of a null-terminated character array.</text:p>
        </text:list-item>
        <text:list-item>
          <text:p text:style-name="P16">MDX, numeric: a pointer to a buffer containing a BCD, a binary coded decimal in dBase format.</text:p>
        </text:list-item>
        <text:list-item>
          <text:p text:style-name="P16">NDX, numeric: a pointer to a double.</text:p>
        </text:list-item>
      </text:list>
      <text:p text:style-name="Text_20_body">SearchType is one of the following:</text:p>
      <text:list xml:id="list5934363283865183402" text:style-name="L4">
        <text:list-item>
          <text:p text:style-name="P17">stEqual searches exactly Key. Returns false if no key matches.</text:p>
        </text:list-item>
        <text:list-item>
          <text:p text:style-name="P17">stGreaterEqual searches exactly Key or, if not found, the record which key is greater. Returns false if end of file is found.</text:p>
        </text:list-item>
        <text:list-item>
          <text:p text:style-name="P17">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soft-page-break/>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240522085999399257" text:style-name="L5">
        <text:list-item>
          <text:p text:style-name="P18">dfDbf: The main dbf filename</text:p>
        </text:list-item>
        <text:list-item>
          <text:p text:style-name="P18">dfMemo: The memo filename if any</text:p>
        </text:list-item>
        <text:list-item>
          <text:p text:style-name="P18">dfIndex: Any open index files</text:p>
        </text:list-item>
      </text:list>
      <text:h text:style-name="Heading_20_2" text:outline-level="2">GetIndexNames</text:h>
      <text:p text:style-name="Text_20_body"><text:span text:style-name="Source_20_Text">procedure GetIndexNames(Strings: TStrings);</text:span></text:p>
      <text:p text:style-name="Text_20_body"><text:soft-page-break/>Strings specifies a list which upon return contains a list of all indexes. Entries in this list can be used to set the property IndexName.</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TryExclusive</text:h>
      <text:p text:style-name="Text_20_body"><text:span text:style-name="Source_20_Text">procedure TryExclusive;</text:span></text:p>
      <text:p text:style-name="Text_20_body">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6589561845951734411" text:style-name="L6">
        <text:list-item>
          <text:p text:style-name="P19">If this index is contained in the accompanying MDX file, it will be removed there.</text:p>
        </text:list-item>
        <text:list-item>
          <text:p text:style-name="P19">In the case of an NDX file, it will be closed, detached, then removed from disk.</text:p>
        </text:list-item>
      </text:list>
      <text:h text:style-name="Heading_20_2" text:outline-level="2">CloseIndexFile</text:h>
      <text:p text:style-name="Text_20_body"><text:span text:style-name="Source_20_Text">procedure CloseIndexFile(const AIndexName: string);</text:span></text:p>
      <text:p text:style-name="Text_20_body"><text:soft-page-break/>An opened indexfile by OpenIndexFile, or by settings Indexes property, can be closed by calling CloseIndexFile. The particular index will not be maintained any longer.</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disk.</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text:soft-page-break/>ShowDeleted is true.</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CopyFrom</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text:bookmark-start text:name="__RefHeading__446_1116964618"/>RestructureTable<text:bookmark-end text:name="__RefHeading__446_1116964618"/></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text:soft-page-break/>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PackTable</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Zap</text:h>
      <text:p text:style-name="Text_20_body"><text:span text:style-name="Source_20_Text">procedure Zap;</text:span></text:p>
      <text:p text:style-name="Text_20_body">An alias for EmptyTable.</text:p>
      <text:h text:style-name="Heading_20_2" text:outline-level="2">InitFieldDefsFromFields</text:h>
      <text:p text:style-name="Text_20_body"><text:span text:style-name="Source_20_Text">{$ifndef DELPHI_5}</text:span></text:p>
      <text:p text:style-name="Text_20_body"><text:soft-page-break/><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text:soft-page-break/>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Exclusive</text:h>
      <text:p text:style-name="Text_20_body"><text:span text:style-name="Source_20_Text">property Exclusive: Boolean read FExclusive write FExclusive default false;</text:span></text:p>
      <text:p text:style-name="Text_20_body">Use Exclusive to prevent other applications from accessing a table while it is open in this application. Before opening the table, set Exclusive to true. A table must be closed before changing the Exclusive property.</text:p>
      <text:p text:style-name="Text_20_body">When Exclusive is true, then when the application successfully opens the table, no other application can access it. If the table for which the application has requested exclusive access is already in use by another application, an exception is thrown. To handle such exceptions, wrap the code that opens the table in a try..catch block. See also TryExclusive.</text:p>
      <text:p text:style-name="Text_20_body">Do not set Exclusive to true at design time if you also set the Active property to true at design time. In this case an exception is thrown because the table is already in use by the IDE.</text:p>
      <text:h text:style-name="Heading_20_2" text:outline-level="2">FilePath</text:h>
      <text:p text:style-name="Text_20_body"><text:span text:style-name="Source_20_Text">property FilePath: string read FRelativePath write SetFilePath;</text:span></text:p>
      <text:p text:style-name="Text_20_body"><text:soft-page-break/>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Heading__419_1116964618"/>Filter<text:bookmark-end text:name="__RefHeading__419_1116964618"/></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text:soft-page-break/>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3420101629463967728" text:style-name="L7">
        <text:list-item>
          <text:p text:style-name="P20">omNormal fails the open action if the file does not exist.</text:p>
        </text:list-item>
        <text:list-item>
          <text:p text:style-name="P20">omAutoCreate creates a new table as if CreateTable is called, and opens it.</text:p>
        </text:list-item>
        <text:list-item>
          <text:p text:style-name="P20">omTemporary is not used.</text:p>
        </text:list-item>
      </text:list>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ext:soft-page-break/>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text:bookmark-start text:name="__RefHeading__5088_1787780352"/><text:bookmark-start text:name="__RefNumPara__5090_1787780352"/>TableLevel<text:bookmark-end text:name="__RefHeading__5088_1787780352"/><text:bookmark-end text:name="__RefNumPara__5090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1578178579083791898" text:style-name="L8">
        <text:list-item>
          <text:p text:style-name="P21">3: dBase III+ compatible.</text:p>
        </text:list-item>
        <text:list-item>
          <text:p text:style-name="P21">4: dBase IV compatible. The only difference to dBase III+ is the current codepage, locale. dBase III+ uses no translation for the codepage and a binary sort order for the indexes.</text:p>
        </text:list-item>
        <text:list-item>
          <text:p text:style-name="P21">7: Visual dBase VII. Not all features are supported, but these give an summary:</text:p>
          <text:list>
            <text:list-item>
              <text:p text:style-name="P21">More field types: datetime, 32 bit integers, 64 bit doubles.</text:p>
            </text:list-item>
            <text:list-item>
              <text:p text:style-name="P21">Default values for fields. This info can be found via the DbfFieldDef.HasDefault and DefaultBuf properties.</text:p>
            </text:list-item>
            <text:list-item>
              <text:p text:style-name="P21">Min and Max values for fields are NOT supported, but can be read.</text:p>
            </text:list-item>
            <text:list-item>
              <text:p text:style-name="P21">Referential integrity is NOT supported.</text:p>
            </text:list-item>
          </text:list>
        </text:list-item>
        <text:list-item>
          <text:p text:style-name="P21">25: FoxPro compatible. The native field types are a bit different, but very comparable to dBase IV. CDX indexes are not supported.</text:p>
        </text:list-item>
      </text:list>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2" text:outline-level="2"><text:soft-page-break/>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IndexMissing</text:h>
      <text:p text:style-name="Text_20_body"><text:span text:style-name="Source_20_Text">property OnIndexMissing: TDbfIndexMissingEvent read FOnIndexMissing 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text:soft-page-break/>Write an OnCopyDateTimeAsString event to provide a custom formatting of DateTime fields into string fields. See the CopyFrom procedure.</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9T10:36:54.45</dc:date>
    <dc:creator>Paul Baker</dc:creator>
    <meta:editing-duration>PT4H18M18S</meta:editing-duration>
    <meta:editing-cycles>48</meta:editing-cycles>
    <meta:generator>OpenOffice/4.1.1$Win32 OpenOffice.org_project/411m6$Build-9775</meta:generator>
    <meta:document-statistic meta:table-count="0" meta:image-count="0" meta:object-count="0" meta:page-count="20" meta:paragraph-count="529" meta:word-count="6700" meta:character-count="43406"/>
  </office:meta>
</office:document-meta>
</file>